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Segoe UI1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T1" style:family="text">
      <style:text-properties style:font-name="Segoe UI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Segoe UI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 Semibold" fo:font-size="20pt" style:font-size-asian="20pt" style:font-size-complex="20pt"/>
    </style:style>
    <style:style style:name="T7" style:family="text">
      <style:text-properties style:font-name="Segoe UI Semibold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HYMN</text:span><text:span text:style-name="T2"> #692</text:span></text:p>
            <text:p text:style-name="P1"><text:span text:style-name="T3">“</text:span><text:span text:style-name="T3">Praise to You and Adoratio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384cm" svg:height="7.011cm" svg:x="1.845cm" svg:y="0.814cm">
          <draw:text-box>
            <text:p text:style-name="P4"><text:span text:style-name="T4">1. </text:span><text:span text:style-name="T5">Praise to You and adoration,</text:span><text:span text:style-name="T5"><text:line-break/></text:span><text:span text:style-name="T5">Blessèd Jesus, Son of God,</text:span><text:span text:style-name="T5"><text:line-break/></text:span><text:span text:style-name="T5">Who, to serve Your own creation,</text:span><text:span text:style-name="T5"><text:line-break/></text:span><text:span text:style-name="T5">Came to share our flesh and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5" draw:layer="layout" svg:width="24.384cm" svg:height="7.011cm" svg:x="1.778cm" svg:y="1.016cm">
          <draw:text-box>
            <text:p text:style-name="P4"><text:span text:style-name="T5">Guide me that I never may</text:span><text:span text:style-name="T5"><text:line-break/></text:span><text:span text:style-name="T5">From Your fold or pastures stray,</text:span><text:span text:style-name="T5"><text:line-break/></text:span><text:span text:style-name="T5">But with zeal and joy exceeding</text:span><text:span text:style-name="T5"><text:line-break/></text:span><text:span text:style-name="T5">Follow where Your steps are lead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24.384cm" svg:height="7.011cm" svg:x="1.778cm" svg:y="1.016cm">
          <draw:text-box>
            <text:p text:style-name="P1"><text:span text:style-name="T4">2. </text:span><text:span text:style-name="T5">Hold me ever in Your keeping;</text:span><text:span text:style-name="T5"><text:line-break/></text:span><text:span text:style-name="T5">Comfort me in pain and strife.</text:span><text:span text:style-name="T5"><text:line-break/></text:span><text:span text:style-name="T5">In my laughter and my weeping</text:span><text:span text:style-name="T5"><text:line-break/></text:span><text:span text:style-name="T5">Be with me throughout my lif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384cm" svg:height="11.991cm" svg:x="1.778cm" svg:y="1.016cm">
          <draw:text-box>
            <text:p text:style-name="P1"><text:span text:style-name="T5">Give me greater love for You,</text:span><text:span text:style-name="T5"><text:line-break/></text:span><text:span text:style-name="T5">And my faith and hope renew</text:span><text:span text:style-name="T5"><text:line-break/></text:span><text:span text:style-name="T5">In Your birth, Your life, and passion,</text:span><text:span text:style-name="T5"><text:line-break/></text:span><text:span text:style-name="T5">In Your death and resurrection.</text:span></text:p>
            <text:p text:style-name="P6"><text:span text:style-name="T6"/></text:p>
            <text:p text:style-name="P6"><text:span text:style-name="T6"/></text:p>
            <text:p text:style-name="P6"><text:span text:style-name="T6">Public domain</text:span></text:p>
            <text:p text:style-name="P6"><text:span text:style-name="T6"/></text:p>
            <text:p text:style-name="P4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6:38:33.636000000</meta:creation-date>
    <dc:title>Blue template</dc:title>
    <meta:editing-duration>PT52S</meta:editing-duration>
    <meta:editing-cycles>4</meta:editing-cycles>
    <meta:generator>LibreOffice/6.0.5.2$Windows_X86_64 LibreOffice_project/54c8cbb85f300ac59db32fe8a675ff7683cd5a16</meta:generator>
    <dc:date>2018-08-08T16:35:22</dc:date>
    <meta:document-statistic meta:object-count="36"/>
  </office:meta>
</office:document-meta>
</file>